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3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LinkedIn URL</text:p>
          </table:table-cell>
        </table:table-row>
        <table:table-row table:style-name="ro1">
          <table:table-cell office:value-type="string" calcext:value-type="string">
            <text:p><text:a xlink:href="http://www.linkedin.com/in/bhaskar-a-a73870a2" xlink:type="simple">http://www.linkedin.com/in/bhaskar-a-a73870a2</text:a></text:p>
          </table:table-cell>
        </table:table-row>
        <table:table-row table:style-name="ro1">
          <table:table-cell office:value-type="string" calcext:value-type="string">
            <text:p><text:a xlink:href="http://www.linkedin.com/in/rahul-y-b345ba129" xlink:type="simple">http://www.linkedin.com/in/rahul-y-b345ba129</text:a></text:p>
          </table:table-cell>
        </table:table-row>
        <table:table-row table:style-name="ro1">
          <table:table-cell office:value-type="string" calcext:value-type="string">
            <text:p><text:a xlink:href="http://www.linkedin.com/in/nirmal-purohit-7b98881ab" xlink:type="simple">http://www.linkedin.com/in/nirmal-purohit-7b98881ab</text:a></text:p>
          </table:table-cell>
        </table:table-row>
        <table:table-row table:style-name="ro1">
          <table:table-cell office:value-type="string" calcext:value-type="string">
            <text:p><text:a xlink:href="http://www.linkedin.com/in/santosh-kumar-8053b38" xlink:type="simple">http://www.linkedin.com/in/santosh-kumar-8053b38</text:a></text:p>
          </table:table-cell>
        </table:table-row>
        <table:table-row table:style-name="ro1">
          <table:table-cell office:value-type="string" calcext:value-type="string">
            <text:p><text:a xlink:href="http://www.linkedin.com/in/elangovanb" xlink:type="simple">http://www.linkedin.com/in/elangovanb</text:a></text:p>
          </table:table-cell>
        </table:table-row>
        <table:table-row table:style-name="ro1">
          <table:table-cell office:value-type="string" calcext:value-type="string">
            <text:p><text:a xlink:href="http://www.linkedin.com/in/saritha-jhawar-6943617" xlink:type="simple">http://www.linkedin.com/in/saritha-jhawar-6943617</text:a></text:p>
          </table:table-cell>
        </table:table-row>
        <table:table-row table:style-name="ro1">
          <table:table-cell office:value-type="string" calcext:value-type="string">
            <text:p><text:a xlink:href="http://www.linkedin.com/in/vishal-banda-054820148" xlink:type="simple">http://www.linkedin.com/in/vishal-banda-054820148</text:a></text:p>
          </table:table-cell>
        </table:table-row>
        <table:table-row table:style-name="ro1">
          <table:table-cell office:value-type="string" calcext:value-type="string">
            <text:p><text:a xlink:href="http://www.linkedin.com/in/mohit-a-10ab3864" xlink:type="simple">http://www.linkedin.com/in/mohit-a-10ab3864</text:a></text:p>
          </table:table-cell>
        </table:table-row>
        <table:table-row table:style-name="ro1">
          <table:table-cell office:value-type="string" calcext:value-type="string">
            <text:p><text:a xlink:href="http://www.linkedin.com/in/shiv-jha-419911180" xlink:type="simple">http://www.linkedin.com/in/shiv-jha-419911180</text:a></text:p>
          </table:table-cell>
        </table:table-row>
        <table:table-row table:style-name="ro1">
          <table:table-cell office:value-type="string" calcext:value-type="string">
            <text:p><text:a xlink:href="http://www.linkedin.com/in/granthu-20j21g21c" xlink:type="simple">http://www.linkedin.com/in/granthu-20j21g21c</text:a></text:p>
          </table:table-cell>
        </table:table-row>
        <table:table-row table:style-name="ro1">
          <table:table-cell office:value-type="string" calcext:value-type="string">
            <text:p><text:a xlink:href="http://www.linkedin.com/in/prasannakumar-krishnamurthi-pk-he-him-33463839" xlink:type="simple">http://www.linkedin.com/in/prasannakumar-krishnamurthi-pk-he-him-33463839</text:a></text:p>
          </table:table-cell>
        </table:table-row>
        <table:table-row table:style-name="ro1">
          <table:table-cell office:value-type="string" calcext:value-type="string">
            <text:p><text:a xlink:href="http://www.linkedin.com/in/subashinin" xlink:type="simple">http://www.linkedin.com/in/subashinin</text:a></text:p>
          </table:table-cell>
        </table:table-row>
        <table:table-row table:style-name="ro1">
          <table:table-cell office:value-type="string" calcext:value-type="string">
            <text:p><text:a xlink:href="http://www.linkedin.com/in/priyadarshini-sahoo-483373180" xlink:type="simple">http://www.linkedin.com/in/priyadarshini-sahoo-483373180</text:a></text:p>
          </table:table-cell>
        </table:table-row>
        <table:table-row table:style-name="ro1">
          <table:table-cell office:value-type="string" calcext:value-type="string">
            <text:p><text:a xlink:href="http://www.linkedin.com/in/karishma-a-557955233" xlink:type="simple">http://www.linkedin.com/in/karishma-a-557955233</text:a></text:p>
          </table:table-cell>
        </table:table-row>
        <table:table-row table:style-name="ro1">
          <table:table-cell office:value-type="string" calcext:value-type="string">
            <text:p><text:a xlink:href="http://www.linkedin.com/in/rohan-reddy-18252a164" xlink:type="simple">http://www.linkedin.com/in/rohan-reddy-18252a164</text:a></text:p>
          </table:table-cell>
        </table:table-row>
        <table:table-row table:style-name="ro1">
          <table:table-cell office:value-type="string" calcext:value-type="string">
            <text:p><text:a xlink:href="http://www.linkedin.com/in/vurimi-bhuvanesware-9838561a6" xlink:type="simple">http://www.linkedin.com/in/vurimi-bhuvanesware-9838561a6</text:a></text:p>
          </table:table-cell>
        </table:table-row>
        <table:table-row table:style-name="ro1">
          <table:table-cell office:value-type="string" calcext:value-type="string">
            <text:p><text:a xlink:href="http://www.linkedin.com/in/sheetal-thimmaiah-a-9b60b1217" xlink:type="simple">http://www.linkedin.com/in/sheetal-thimmaiah-a-9b60b1217</text:a></text:p>
          </table:table-cell>
        </table:table-row>
        <table:table-row table:style-name="ro1">
          <table:table-cell office:value-type="string" calcext:value-type="string">
            <text:p><text:a xlink:href="http://www.linkedin.com/in/sai-teja-5018b4215" xlink:type="simple">http://www.linkedin.com/in/sai-teja-5018b4215</text:a></text:p>
          </table:table-cell>
        </table:table-row>
        <table:table-row table:style-name="ro1">
          <table:table-cell office:value-type="string" calcext:value-type="string">
            <text:p><text:a xlink:href="http://www.linkedin.com/in/rama-tripathi-809a1621a" xlink:type="simple">http://www.linkedin.com/in/rama-tripathi-809a1621a</text:a></text:p>
          </table:table-cell>
        </table:table-row>
        <table:table-row table:style-name="ro1">
          <table:table-cell office:value-type="string" calcext:value-type="string">
            <text:p><text:a xlink:href="http://www.linkedin.com/in/ujwal-gangidi-78421922" xlink:type="simple">http://www.linkedin.com/in/ujwal-gangidi-78421922</text:a></text:p>
          </table:table-cell>
        </table:table-row>
        <table:table-row table:style-name="ro1">
          <table:table-cell office:value-type="string" calcext:value-type="string">
            <text:p><text:a xlink:href="http://www.linkedin.com/in/dinesh-babu-s-042a7887" xlink:type="simple">http://www.linkedin.com/in/dinesh-babu-s-042a7887</text:a></text:p>
          </table:table-cell>
        </table:table-row>
        <table:table-row table:style-name="ro1">
          <table:table-cell office:value-type="string" calcext:value-type="string">
            <text:p><text:a xlink:href="http://www.linkedin.com/in/rijutha" xlink:type="simple">http://www.linkedin.com/in/rijutha</text:a></text:p>
          </table:table-cell>
        </table:table-row>
        <table:table-row table:style-name="ro1">
          <table:table-cell office:value-type="string" calcext:value-type="string">
            <text:p><text:a xlink:href="http://www.linkedin.com/in/vipin-kumar-raj" xlink:type="simple">http://www.linkedin.com/in/vipin-kumar-raj</text:a></text:p>
          </table:table-cell>
        </table:table-row>
        <table:table-row table:style-name="ro1">
          <table:table-cell office:value-type="string" calcext:value-type="string">
            <text:p><text:a xlink:href="http://www.linkedin.com/in/mohsin-madina-497b5310b" xlink:type="simple">http://www.linkedin.com/in/mohsin-madina-497b5310b</text:a></text:p>
          </table:table-cell>
        </table:table-row>
        <table:table-row table:style-name="ro1">
          <table:table-cell office:value-type="string" calcext:value-type="string">
            <text:p><text:a xlink:href="http://www.linkedin.com/in/varunyadav44" xlink:type="simple">http://www.linkedin.com/in/varunyadav44</text:a></text:p>
          </table:table-cell>
        </table:table-row>
        <table:table-row table:style-name="ro1">
          <table:table-cell office:value-type="string" calcext:value-type="string">
            <text:p><text:a xlink:href="http://www.linkedin.com/in/rohit-r-155407247" xlink:type="simple">http://www.linkedin.com/in/rohit-r-155407247</text:a></text:p>
          </table:table-cell>
        </table:table-row>
        <table:table-row table:style-name="ro1">
          <table:table-cell office:value-type="string" calcext:value-type="string">
            <text:p><text:a xlink:href="http://www.linkedin.com/in/vijju-vaavv-29274772" xlink:type="simple">http://www.linkedin.com/in/vijju-vaavv-29274772</text:a></text:p>
          </table:table-cell>
        </table:table-row>
        <table:table-row table:style-name="ro1">
          <table:table-cell office:value-type="string" calcext:value-type="string">
            <text:p><text:a xlink:href="http://www.linkedin.com/in/swathi-shetty-484a73194" xlink:type="simple">http://www.linkedin.com/in/swathi-shetty-484a73194</text:a></text:p>
          </table:table-cell>
        </table:table-row>
        <table:table-row table:style-name="ro1">
          <table:table-cell office:value-type="string" calcext:value-type="string">
            <text:p><text:a xlink:href="http://www.linkedin.com/in/tejeswini-s-013639254" xlink:type="simple">http://www.linkedin.com/in/tejeswini-s-013639254</text:a></text:p>
          </table:table-cell>
        </table:table-row>
        <table:table-row table:style-name="ro1">
          <table:table-cell office:value-type="string" calcext:value-type="string">
            <text:p><text:a xlink:href="http://www.linkedin.com/in/sumanth-kumar-241228144" xlink:type="simple">http://www.linkedin.com/in/sumanth-kumar-241228144</text:a></text:p>
          </table:table-cell>
        </table:table-row>
        <table:table-row table:style-name="ro1">
          <table:table-cell office:value-type="string" calcext:value-type="string">
            <text:p><text:a xlink:href="http://www.linkedin.com/in/neha-chourasia-9b8680160" xlink:type="simple">http://www.linkedin.com/in/neha-chourasia-9b8680160</text:a></text:p>
          </table:table-cell>
        </table:table-row>
        <table:table-row table:style-name="ro1">
          <table:table-cell office:value-type="string" calcext:value-type="string">
            <text:p><text:a xlink:href="http://www.linkedin.com/in/kaustubh-brid-b089707b" xlink:type="simple">http://www.linkedin.com/in/kaustubh-brid-b089707b</text:a></text:p>
          </table:table-cell>
        </table:table-row>
        <table:table-row table:style-name="ro1">
          <table:table-cell office:value-type="string" calcext:value-type="string">
            <text:p><text:a xlink:href="http://www.linkedin.com/in/varun-gangaram-628760a2" xlink:type="simple">http://www.linkedin.com/in/varun-gangaram-628760a2</text:a></text:p>
          </table:table-cell>
        </table:table-row>
        <table:table-row table:style-name="ro1">
          <table:table-cell office:value-type="string" calcext:value-type="string">
            <text:p><text:a xlink:href="http://www.linkedin.com/in/priyanka-deshmukh-bb0001128" xlink:type="simple">http://www.linkedin.com/in/priyanka-deshmukh-bb0001128</text:a></text:p>
          </table:table-cell>
        </table:table-row>
        <table:table-row table:style-name="ro1">
          <table:table-cell office:value-type="string" calcext:value-type="string">
            <text:p><text:a xlink:href="http://www.linkedin.com/in/sushma-singh-48b4b470" xlink:type="simple">http://www.linkedin.com/in/sushma-singh-48b4b470</text:a></text:p>
          </table:table-cell>
        </table:table-row>
        <table:table-row table:style-name="ro1">
          <table:table-cell office:value-type="string" calcext:value-type="string">
            <text:p><text:a xlink:href="http://www.linkedin.com/in/tushara-vaishnavi-63a417217" xlink:type="simple">http://www.linkedin.com/in/tushara-vaishnavi-63a417217</text:a></text:p>
          </table:table-cell>
        </table:table-row>
        <table:table-row table:style-name="ro1">
          <table:table-cell office:value-type="string" calcext:value-type="string">
            <text:p><text:a xlink:href="http://www.linkedin.com/in/tanvi-kantrod-b677591b2" xlink:type="simple">http://www.linkedin.com/in/tanvi-kantrod-b677591b2</text:a></text:p>
          </table:table-cell>
        </table:table-row>
        <table:table-row table:style-name="ro1">
          <table:table-cell office:value-type="string" calcext:value-type="string">
            <text:p><text:a xlink:href="http://www.linkedin.com/in/aiswarya-k-b41934118" xlink:type="simple">http://www.linkedin.com/in/aiswarya-k-b41934118</text:a></text:p>
          </table:table-cell>
        </table:table-row>
        <table:table-row table:style-name="ro1">
          <table:table-cell office:value-type="string" calcext:value-type="string">
            <text:p><text:a xlink:href="http://www.linkedin.com/in/shashanksavekar" xlink:type="simple">http://www.linkedin.com/in/shashanksavekar</text:a></text:p>
          </table:table-cell>
        </table:table-row>
        <table:table-row table:style-name="ro1">
          <table:table-cell office:value-type="string" calcext:value-type="string">
            <text:p><text:a xlink:href="http://www.linkedin.com/in/madhu-basire-1676aa245" xlink:type="simple">http://www.linkedin.com/in/madhu-basire-1676aa245</text:a></text:p>
          </table:table-cell>
        </table:table-row>
        <table:table-row table:style-name="ro1">
          <table:table-cell office:value-type="string" calcext:value-type="string">
            <text:p><text:a xlink:href="http://www.linkedin.com/in/sanoopa-sukhesh-7369218a" xlink:type="simple">http://www.linkedin.com/in/sanoopa-sukhesh-7369218a</text:a></text:p>
          </table:table-cell>
        </table:table-row>
        <table:table-row table:style-name="ro1">
          <table:table-cell office:value-type="string" calcext:value-type="string">
            <text:p><text:a xlink:href="http://www.linkedin.com/in/sailalitha-nittala-391223103" xlink:type="simple">http://www.linkedin.com/in/sailalitha-nittala-391223103</text:a></text:p>
          </table:table-cell>
        </table:table-row>
        <table:table-row table:style-name="ro1">
          <table:table-cell office:value-type="string" calcext:value-type="string">
            <text:p><text:a xlink:href="http://www.linkedin.com/in/seena-narayanan-26003039" xlink:type="simple">http://www.linkedin.com/in/seena-narayanan-26003039</text:a></text:p>
          </table:table-cell>
        </table:table-row>
        <table:table-row table:style-name="ro1">
          <table:table-cell office:value-type="string" calcext:value-type="string">
            <text:p><text:a xlink:href="http://www.linkedin.com/in/radha-paswan-9b62301a9" xlink:type="simple">http://www.linkedin.com/in/radha-paswan-9b62301a9</text:a></text:p>
          </table:table-cell>
        </table:table-row>
        <table:table-row table:style-name="ro1">
          <table:table-cell office:value-type="string" calcext:value-type="string">
            <text:p><text:a xlink:href="http://www.linkedin.com/in/tejesh-rg-72370b1aa" xlink:type="simple">http://www.linkedin.com/in/tejesh-rg-72370b1aa</text:a></text:p>
          </table:table-cell>
        </table:table-row>
        <table:table-row table:style-name="ro1">
          <table:table-cell office:value-type="string" calcext:value-type="string">
            <text:p><text:a xlink:href="http://www.linkedin.com/in/darren-411904b" xlink:type="simple">http://www.linkedin.com/in/darren-411904b</text:a></text:p>
          </table:table-cell>
        </table:table-row>
        <table:table-row table:style-name="ro1">
          <table:table-cell office:value-type="string" calcext:value-type="string">
            <text:p><text:a xlink:href="http://www.linkedin.com/in/kokila-navaneethan-03b83111a" xlink:type="simple">http://www.linkedin.com/in/kokila-navaneethan-03b83111a</text:a></text:p>
          </table:table-cell>
        </table:table-row>
        <table:table-row table:style-name="ro1">
          <table:table-cell office:value-type="string" calcext:value-type="string">
            <text:p><text:a xlink:href="http://www.linkedin.com/in/nitu-b17a60187" xlink:type="simple">http://www.linkedin.com/in/nitu-b17a60187</text:a></text:p>
          </table:table-cell>
        </table:table-row>
        <table:table-row table:style-name="ro1">
          <table:table-cell office:value-type="string" calcext:value-type="string">
            <text:p><text:a xlink:href="http://www.linkedin.com/in/khaja-nooruddin-shoaib-5373b1a0" xlink:type="simple">http://www.linkedin.com/in/khaja-nooruddin-shoaib-5373b1a0</text:a></text:p>
          </table:table-cell>
        </table:table-row>
        <table:table-row table:style-name="ro1">
          <table:table-cell office:value-type="string" calcext:value-type="string">
            <text:p><text:a xlink:href="http://www.linkedin.com/in/indu-sakinala-950445217" xlink:type="simple">http://www.linkedin.com/in/indu-sakinala-950445217</text:a></text:p>
          </table:table-cell>
        </table:table-row>
        <table:table-row table:style-name="ro1">
          <table:table-cell office:value-type="string" calcext:value-type="string">
            <text:p><text:a xlink:href="http://www.linkedin.com/in/kavyakrishna-rangaraju-a7697b171" xlink:type="simple">http://www.linkedin.com/in/kavyakrishna-rangaraju-a7697b171</text:a></text:p>
          </table:table-cell>
        </table:table-row>
        <table:table-row table:style-name="ro1">
          <table:table-cell office:value-type="string" calcext:value-type="string">
            <text:p><text:a xlink:href="http://www.linkedin.com/in/nafeesa-asna-91012716b" xlink:type="simple">http://www.linkedin.com/in/nafeesa-asna-91012716b</text:a></text:p>
          </table:table-cell>
        </table:table-row>
        <table:table-row table:style-name="ro1">
          <table:table-cell office:value-type="string" calcext:value-type="string">
            <text:p><text:a xlink:href="http://www.linkedin.com/in/nirmala-mhetre-1bb777233" xlink:type="simple">http://www.linkedin.com/in/nirmala-mhetre-1bb777233</text:a></text:p>
          </table:table-cell>
        </table:table-row>
        <table:table-row table:style-name="ro1">
          <table:table-cell office:value-type="string" calcext:value-type="string">
            <text:p><text:a xlink:href="http://www.linkedin.com/in/itisree-sudesna-sahoo-91743a139" xlink:type="simple">http://www.linkedin.com/in/itisree-sudesna-sahoo-91743a139</text:a></text:p>
          </table:table-cell>
        </table:table-row>
        <table:table-row table:style-name="ro1">
          <table:table-cell office:value-type="string" calcext:value-type="string">
            <text:p><text:a xlink:href="http://www.linkedin.com/in/arpita-s-872470238" xlink:type="simple">http://www.linkedin.com/in/arpita-s-872470238</text:a></text:p>
          </table:table-cell>
        </table:table-row>
        <table:table-row table:style-name="ro1">
          <table:table-cell office:value-type="string" calcext:value-type="string">
            <text:p><text:a xlink:href="http://www.linkedin.com/in/karthik-anand-837b48210" xlink:type="simple">http://www.linkedin.com/in/karthik-anand-837b48210</text:a></text:p>
          </table:table-cell>
        </table:table-row>
        <table:table-row table:style-name="ro1">
          <table:table-cell office:value-type="string" calcext:value-type="string">
            <text:p><text:a xlink:href="http://www.linkedin.com/in/divya-bollepally-27445a223" xlink:type="simple">http://www.linkedin.com/in/divya-bollepally-27445a223</text:a></text:p>
          </table:table-cell>
        </table:table-row>
        <table:table-row table:style-name="ro1">
          <table:table-cell office:value-type="string" calcext:value-type="string">
            <text:p><text:a xlink:href="http://www.linkedin.com/in/rajesh-vinayak-3a01384" xlink:type="simple">http://www.linkedin.com/in/rajesh-vinayak-3a01384</text:a></text:p>
          </table:table-cell>
        </table:table-row>
        <table:table-row table:style-name="ro1">
          <table:table-cell office:value-type="string" calcext:value-type="string">
            <text:p><text:a xlink:href="http://www.linkedin.com/in/mariam-fatima-a4b728161" xlink:type="simple">http://www.linkedin.com/in/mariam-fatima-a4b728161</text:a></text:p>
          </table:table-cell>
        </table:table-row>
        <table:table-row table:style-name="ro1">
          <table:table-cell office:value-type="string" calcext:value-type="string">
            <text:p><text:a xlink:href="http://www.linkedin.com/in/bhanu-menjivari" xlink:type="simple">http://www.linkedin.com/in/bhanu-menjivari</text:a></text:p>
          </table:table-cell>
        </table:table-row>
        <table:table-row table:style-name="ro1">
          <table:table-cell office:value-type="string" calcext:value-type="string">
            <text:p><text:a xlink:href="http://www.linkedin.com/in/t-l-shohan-200243196" xlink:type="simple">http://www.linkedin.com/in/t-l-shohan-200243196</text:a></text:p>
          </table:table-cell>
        </table:table-row>
        <table:table-row table:style-name="ro1">
          <table:table-cell office:value-type="string" calcext:value-type="string">
            <text:p><text:a xlink:href="http://www.linkedin.com/in/neenu-raju-09aba7225" xlink:type="simple">http://www.linkedin.com/in/neenu-raju-09aba7225</text:a></text:p>
          </table:table-cell>
        </table:table-row>
        <table:table-row table:style-name="ro1">
          <table:table-cell office:value-type="string" calcext:value-type="string">
            <text:p><text:a xlink:href="http://www.linkedin.com/in/kanchan-gupta-56644b177" xlink:type="simple">http://www.linkedin.com/in/kanchan-gupta-56644b177</text:a></text:p>
          </table:table-cell>
        </table:table-row>
        <table:table-row table:style-name="ro1">
          <table:table-cell office:value-type="string" calcext:value-type="string">
            <text:p><text:a xlink:href="http://www.linkedin.com/in/glenda-roy-806692141" xlink:type="simple">http://www.linkedin.com/in/glenda-roy-806692141</text:a></text:p>
          </table:table-cell>
        </table:table-row>
        <table:table-row table:style-name="ro1">
          <table:table-cell office:value-type="string" calcext:value-type="string">
            <text:p><text:a xlink:href="http://www.linkedin.com/in/talent-scout-1b088a102" xlink:type="simple">http://www.linkedin.com/in/talent-scout-1b088a102</text:a></text:p>
          </table:table-cell>
        </table:table-row>
        <table:table-row table:style-name="ro1">
          <table:table-cell office:value-type="string" calcext:value-type="string">
            <text:p><text:a xlink:href="http://www.linkedin.com/in/luella-castillo-812482142" xlink:type="simple">http://www.linkedin.com/in/luella-castillo-812482142</text:a></text:p>
          </table:table-cell>
        </table:table-row>
        <table:table-row table:style-name="ro1">
          <table:table-cell office:value-type="string" calcext:value-type="string">
            <text:p><text:a xlink:href="http://www.linkedin.com/in/uddipta-tamuli-1705b21ba" xlink:type="simple">http://www.linkedin.com/in/uddipta-tamuli-1705b21ba</text:a></text:p>
          </table:table-cell>
        </table:table-row>
        <table:table-row table:style-name="ro1">
          <table:table-cell office:value-type="string" calcext:value-type="string">
            <text:p><text:a xlink:href="http://www.linkedin.com/in/anupam-awasthi-b946771b3" xlink:type="simple">http://www.linkedin.com/in/anupam-awasthi-b946771b3</text:a></text:p>
          </table:table-cell>
        </table:table-row>
        <table:table-row table:style-name="ro1">
          <table:table-cell office:value-type="string" calcext:value-type="string">
            <text:p><text:a xlink:href="http://www.linkedin.com/in/soham-m-bab0721b3" xlink:type="simple">http://www.linkedin.com/in/soham-m-bab0721b3</text:a></text:p>
          </table:table-cell>
        </table:table-row>
        <table:table-row table:style-name="ro1">
          <table:table-cell office:value-type="string" calcext:value-type="string">
            <text:p><text:a xlink:href="http://www.linkedin.com/in/shivangi-gupta-648780167" xlink:type="simple">http://www.linkedin.com/in/shivangi-gupta-648780167</text:a></text:p>
          </table:table-cell>
        </table:table-row>
        <table:table-row table:style-name="ro1">
          <table:table-cell office:value-type="string" calcext:value-type="string">
            <text:p><text:a xlink:href="http://www.linkedin.com/in/rida-farruq" xlink:type="simple">http://www.linkedin.com/in/rida-farruq</text:a></text:p>
          </table:table-cell>
        </table:table-row>
        <table:table-row table:style-name="ro1">
          <table:table-cell office:value-type="string" calcext:value-type="string">
            <text:p><text:a xlink:href="http://www.linkedin.com/in/karamjeet-k-264383212" xlink:type="simple">http://www.linkedin.com/in/karamjeet-k-264383212</text:a></text:p>
          </table:table-cell>
        </table:table-row>
        <table:table-row table:style-name="ro1">
          <table:table-cell office:value-type="string" calcext:value-type="string">
            <text:p><text:a xlink:href="http://www.linkedin.com/in/ranjitha-n-977782228" xlink:type="simple">http://www.linkedin.com/in/ranjitha-n-977782228</text:a></text:p>
          </table:table-cell>
        </table:table-row>
        <table:table-row table:style-name="ro1">
          <table:table-cell office:value-type="string" calcext:value-type="string">
            <text:p><text:a xlink:href="http://www.linkedin.com/in/sayali-badadare-143b12160" xlink:type="simple">http://www.linkedin.com/in/sayali-badadare-143b12160</text:a></text:p>
          </table:table-cell>
        </table:table-row>
        <table:table-row table:style-name="ro1">
          <table:table-cell office:value-type="string" calcext:value-type="string">
            <text:p><text:a xlink:href="http://www.linkedin.com/in/vinisha-rodrigues-b75aa521b" xlink:type="simple">http://www.linkedin.com/in/vinisha-rodrigues-b75aa521b</text:a></text:p>
          </table:table-cell>
        </table:table-row>
        <table:table-row table:style-name="ro1">
          <table:table-cell office:value-type="string" calcext:value-type="string">
            <text:p><text:a xlink:href="http://www.linkedin.com/in/naveen-joshua-142583241" xlink:type="simple">http://www.linkedin.com/in/naveen-joshua-142583241</text:a></text:p>
          </table:table-cell>
        </table:table-row>
        <table:table-row table:style-name="ro1">
          <table:table-cell office:value-type="string" calcext:value-type="string">
            <text:p><text:a xlink:href="http://www.linkedin.com/in/abdul-nayeem-b-3374bb242" xlink:type="simple">http://www.linkedin.com/in/abdul-nayeem-b-3374bb242</text:a></text:p>
          </table:table-cell>
        </table:table-row>
        <table:table-row table:style-name="ro1">
          <table:table-cell office:value-type="string" calcext:value-type="string">
            <text:p><text:a xlink:href="http://www.linkedin.com/in/atoofa-aiman-50800117b" xlink:type="simple">http://www.linkedin.com/in/atoofa-aiman-50800117b</text:a></text:p>
          </table:table-cell>
        </table:table-row>
        <table:table-row table:style-name="ro1">
          <table:table-cell office:value-type="string" calcext:value-type="string">
            <text:p><text:a xlink:href="http://www.linkedin.com/in/bharat-c-b52b4a23b" xlink:type="simple">http://www.linkedin.com/in/bharat-c-b52b4a23b</text:a></text:p>
          </table:table-cell>
        </table:table-row>
        <table:table-row table:style-name="ro1">
          <table:table-cell office:value-type="string" calcext:value-type="string">
            <text:p><text:a xlink:href="http://www.linkedin.com/in/dakurpa" xlink:type="simple">http://www.linkedin.com/in/dakurp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02:11:29.515512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5:40:45.362755663</meta:creation-date>
    <dc:date>2024-07-21T02:11:46.148428375</dc:date>
    <meta:editing-duration>PT2H19M23S</meta:editing-duration>
    <meta:editing-cycles>10</meta:editing-cycles>
    <meta:generator>LibreOffice/7.6.7.2$Linux_X86_64 LibreOffice_project/60$Build-2</meta:generator>
    <meta:document-statistic meta:table-count="1" meta:cell-count="81" meta:object-count="0"/>
  </office:meta>
</office:document-meta>
</file>